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Recherche informée :<text:s/></text:p>
      <text:p text:style-name="Normal">Profondeur d’abord</text:p>
      <text:p text:style-name="Normal">Largeur d’abord</text:p>
      <text:p text:style-name="Normal">….</text:p>
      <text:p text:style-name="Normal"/>
      <text:p text:style-name="P2">Recherche heuristique :</text:p>
      <text:p text:style-name="Normal">BFS</text:p>
      <text:p text:style-name="Normal">GBFS</text:p>
      <text:p text:style-name="Normal">A*</text:p>
      <text:p text:style-name="Normal"/>
      <text:p text:style-name="P3">Recherche Local :</text:p>
      <text:p text:style-name="Normal">Hill climbing</text:p>
      <text:p text:style-name="Normal">Recuit simulé<text:s/></text:p>
      <text:p text:style-name="Normal">Recherche Tabau</text:p>
      <text:p text:style-name="Normal">Beam Searh</text:p>
      <text:p text:style-name="Normal">Algorithme génétique<text:s/></text:p>
      <text:p text:style-name="Normal"/>
      <text:p text:style-name="P4">Recherche jeux :</text:p>
      <text:p text:style-name="Normal">Minimax</text:p>
      <text:p text:style-name="Normal">Elagage alpha beta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BIE</meta:initial-creator>
    <dc:creator>RABIE</dc:creator>
    <meta:creation-date>2023-02-05T20:07:00Z</meta:creation-date>
    <dc:date>2023-02-05T20:14:00Z</dc:date>
    <meta:template xlink:href="Normal.dotm" xlink:type="simple"/>
    <meta:editing-cycles>1</meta:editing-cycles>
    <meta:editing-duration>PT420S</meta:editing-duration>
    <meta:document-statistic meta:page-count="1" meta:paragraph-count="1" meta:word-count="37" meta:character-count="240" meta:row-count="1" meta:non-whitespace-character-count="204"/>
  </office:meta>
</office:document-meta>
</file>